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Heading_20_2">
      <style:text-properties fo:font-variant="normal" fo:text-transform="none" fo:color="#000000" style:font-name="Times New Roman" fo:letter-spacing="normal" fo:font-style="normal"/>
    </style:style>
    <style:style style:name="P4" style:family="paragraph" style:parent-style-name="Heading_20_3">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 text:name="article_title_5"/>Examples of Acceptance Criteria</text:h>
      <text:p text:style-name="P1">In this section we’ll take a look at examples of acceptance criteria written for common features present on most websites. We’ll define user stories upfront because acceptance criteria are written after we’ve specified all functionality through user stories.</text:p>
      <text:h text:style-name="P4" text:outline-level="3"><text:bookmark text:name="article_title_6"/>Example #1</text:h>
      <text:p text:style-name="P1">Our first user story describes the webpage search feature:</text:p>
      <text:p text:style-name="P2"><text:span text:style-name="Strong_20_Emphasis"><text:span text:style-name="T1">As</text:span></text:span><text:span text:style-name="T1"> a website user<text:line-break/></text:span><text:span text:style-name="Strong_20_Emphasis"><text:span text:style-name="T1">I want</text:span></text:span><text:span text:style-name="T1"> to able to search on the webpage<text:line-break/></text:span><text:span text:style-name="Strong_20_Emphasis"><text:span text:style-name="T1">So that</text:span></text:span><text:span text:style-name="T1"> I can find necessary information</text:span></text:p>
      <text:p text:style-name="P1">According to the Given/When/Then template, the acceptance criteria would be the following:</text:p>
      <text:p text:style-name="P2"><text:span text:style-name="Strong_20_Emphasis"><text:span text:style-name="T1">Scenario: </text:span></text:span><text:span text:style-name="T1">User searches for an item by its name<text:line-break/>“</text:span><text:span text:style-name="T2">Given that I’m in a role of registered or guest user<text:line-break/>When I open the “Products” page<text:line-break/>Then the system shows me the list of all products<text:line-break/>And the system shows the “Search” section in the right top corner of the screen<text:line-break/>When I fill in the “Search” field with the name of existing item in the product list<text:line-break/>And I click the “Apply” button OR press the Enter key on keyboard<text:line-break/>Then the system shows products in the Search Results section with product names matching entered product name<text:line-break/>And the system shows the number of search results in the top of the Search Results section”</text:span></text:p>
      <text:h text:style-name="P4" text:outline-level="3"><text:bookmark text:name="article_title_7"/>Example #2</text:h>
      <text:p text:style-name="P1">The next example represents the acceptance criteria for a Feedback Form page. The user story would be the following:</text:p>
      <text:p text:style-name="P2"><text:span text:style-name="Strong_20_Emphasis"><text:span text:style-name="T1">As</text:span></text:span><text:span text:style-name="T1"> a website user<text:line-break/></text:span><text:span text:style-name="Strong_20_Emphasis"><text:span text:style-name="T1">I want</text:span></text:span><text:span text:style-name="T1"> to able to submit feedback<text:line-break/></text:span><text:span text:style-name="Strong_20_Emphasis"><text:span text:style-name="T1">So that</text:span></text:span><text:span text:style-name="T1"> the website owners can consider my opinion or concern during future website updates</text:span></text:p>
      <text:p text:style-name="P1">Acceptance criteria for this piece of functionality would be:</text:p>
      <text:p text:style-name="P2"><text:span text:style-name="Strong_20_Emphasis"><text:span text:style-name="T1">Scenario: </text:span></text:span><text:span text:style-name="T1">User submits feedback form with the valid data<text:line-break/>“</text:span><text:span text:style-name="T2">Given I’m in a role of logged-in or guest user<text:line-break/>When I open the Feedback page<text:line-break/></text:span><text:soft-page-break/><text:span text:style-name="T2">Then the system shows me the Submit Feedback form containing “Email”,“Name” and “Comment” fields which are required<text:line-break/>When I fill in the “Email” field with a valid email address<text:line-break/>And I fill in the “Name” field with my name<text:line-break/>And I fill in the “Comment” field with my comment<text:line-break/>And I click the “Submit Feedback” button<text:line-break/>Then the system submits my feedback<text:line-break/>And the system shows the “You’ve successfully submitted your feedback” flash message<text:line-break/>And the system clears the fields of the Submit Feedback form”</text:span></text:p>
      <text:h text:style-name="P4" text:outline-level="3"><text:bookmark text:name="article_title_8"/>Example #3</text:h>
      <text:p text:style-name="P1">Finally, let’s specify the user story and acceptance criteria for commenting functionality on a blog. Only signed-in users are able to add comments. The user story for an “add a comment” feature would be:</text:p>
      <text:p text:style-name="P2"><text:span text:style-name="Strong_20_Emphasis"><text:span text:style-name="T1">As</text:span></text:span><text:span text:style-name="T1"> a signed-in user<text:line-break/></text:span><text:span text:style-name="Strong_20_Emphasis"><text:span text:style-name="T1">I want</text:span></text:span><text:span text:style-name="T1"> to able to comment on a blog post<text:line-break/></text:span><text:span text:style-name="Strong_20_Emphasis"><text:span text:style-name="T1">So that</text:span></text:span><text:span text:style-name="T1"> I can get feedback on issues</text:span></text:p>
      <text:p text:style-name="P1">The acceptance criteria for this piece of functionality would be:</text:p>
      <text:p text:style-name="P2"><text:span text:style-name="Strong_20_Emphasis"><text:span text:style-name="T1">Scenario: </text:span></text:span><text:span text:style-name="T1">Signed-in user leaves a comment on a blog post<text:line-break/>“</text:span><text:span text:style-name="T2">Given I’m in a role of signed-in user<text:line-break/>When I open the page with a specific blog post<text:line-break/>Then the system shows the “Comments” section below the blog post with the list of comments added by other users<text:line-break/>And the system shows the “Add a Comment” field in the top of the “Comments” section<text:line-break/>When I fill in the “Add a Comment” field with my comment<text:line-break/>And I click the “Submit” button<text:line-break/>Then the system saves my comment<text:line-break/>And the system shows my comment in the top of the “Comments” section<text:line-break/>And the system shows my username and profile picture on the left side from my comment<text:line-break/>And the system shows “Remove” and “Edit” icons opposite my com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21:06.144000000</meta:creation-date>
    <dc:date>2019-07-16T12:27:28.067000000</dc:date>
    <meta:editing-duration>PT6M24S</meta:editing-duration>
    <meta:editing-cycles>1</meta:editing-cycles>
    <meta:document-statistic meta:table-count="0" meta:image-count="0" meta:object-count="0" meta:page-count="2" meta:paragraph-count="17" meta:word-count="562" meta:character-count="3178" meta:non-whitespace-character-count="2633"/>
    <meta:generator>LibreOffice/6.1.2.1$Windows_X86_64 LibreOffice_project/65905a128db06ba48db947242809d14d3f9a93fe</meta:generator>
  </office:meta>
</office:document-meta>
</file>